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381" officeooo:paragraph-rsid="00060381"/>
    </style:style>
    <style:style style:name="P2" style:family="paragraph" style:parent-style-name="Standard">
      <style:text-properties officeooo:rsid="00060381" officeooo:paragraph-rsid="0006a4a7"/>
    </style:style>
    <style:style style:name="P3" style:family="paragraph" style:parent-style-name="Standard">
      <style:text-properties officeooo:rsid="0006a4a7" officeooo:paragraph-rsid="0006a4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gar las fuentes en</text:p>
      <text:p text:style-name="P2">/usr/share/fonts/truetype/</text:p>
      <text:p text:style-name="P1">Instruccion permisos en la fuente que falta</text:p>
      <text:p text:style-name="P1">sudo chmod -R 777 /usr/share/fonts/truetype/</text:p>
      <text:p text:style-name="P1"/>
      <text:p text:style-name="P1">Permisos en carpeta graficas</text:p>
      <text:p text:style-name="P1">sudo chmod -R 777 /var/www/html/viaticos/assets/grafic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6:50:33.107065519</meta:creation-date>
    <dc:date>2018-03-18T17:03:39.098293260</dc:date>
    <meta:editing-duration>PT2M55S</meta:editing-duration>
    <meta:editing-cycles>1</meta:editing-cycles>
    <meta:document-statistic meta:table-count="0" meta:image-count="0" meta:object-count="0" meta:page-count="1" meta:paragraph-count="6" meta:word-count="26" meta:character-count="217" meta:non-whitespace-character-count="197"/>
    <meta:generator>LibreOffice/5.4.2.2$Linux_X86_64 LibreOffice_project/40m0$Build-2</meta:generator>
  </office:meta>
</office:document-meta>
</file>